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0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10/15/2017</text:p>
          </table:table-cell>
          <table:table-cell table:style-name="taxable_event_note_border_default" office:value-type="string">
            <text:p>10/15/2017</text:p>
          </table:table-cell>
          <table:table-cell table:style-name="taxable_event_note_border_fiat" office:value="990.0" office:value-type="float"/>
          <table:table-cell table:style-name="acquired_lot_note_border_fiat" office:value="1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00.00000000 of 200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00.00000000 of 100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10-15 11:24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59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1</text:p>
          </table:table-cell>
          <table:table-cell table:style-name="taxable_event_note_border_default" office:value-type="string">
            <text:p>01/03/2021</text:p>
          </table:table-cell>
          <table:table-cell table:style-name="taxable_event_note_border_fiat" office:value="649.0" office:value-type="float"/>
          <table:table-cell table:style-name="acquired_lot_note_border_fiat" office:value="177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472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59.00000000 of 59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2: 59.00000000 of 246.7210203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87.721020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03/2021</text:p>
          </table:table-cell>
          <table:table-cell table:style-name="taxable_event_note_fiat" office:value="2064.9312233" office:value-type="float"/>
          <table:table-cell table:style-name="acquired_lot_note_fiat" office:value="2252.65224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7.72102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187.72102030 of 486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87.72102030 of 246.7210203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4493405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09/2021</text:p>
          </table:table-cell>
          <table:table-cell table:style-name="taxable_event_note_fiat" office:value="100.03087682" office:value-type="float"/>
          <table:table-cell table:style-name="acquired_lot_note_fiat" office:value="41.3920869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6387898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3.44934058 of 486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44934058 of 3.4493405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09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1892415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13/2021</text:p>
          </table:table-cell>
          <table:table-cell table:style-name="taxable_event_note_fiat" office:value="118.70317422" office:value-type="float"/>
          <table:table-cell table:style-name="acquired_lot_note_fiat" office:value="158.2708989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9.5677247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13.18924158 of 486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18924158 of 13.1892415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3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7.3255564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16/2021</text:p>
          </table:table-cell>
          <table:table-cell table:style-name="taxable_event_note_fiat" office:value="109.30222576" office:value-type="float"/>
          <table:table-cell table:style-name="acquired_lot_note_fiat" office:value="327.906677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18.6044515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27.32555644 of 486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7.32555644 of 27.32555644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6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3.6677628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17/2021</text:p>
          </table:table-cell>
          <table:table-cell table:style-name="taxable_event_note_fiat" office:value="68.3388141" office:value-type="float"/>
          <table:table-cell table:style-name="acquired_lot_note_fiat" office:value="164.0131538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95.6743397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13.66776282 of 486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3.66776282 of 13.66776282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17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82044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574.19895232" office:value-type="float"/>
          <table:table-cell table:style-name="acquired_lot_note_fiat" office:value="202.6584537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71.5404985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16.88820448 of 486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820448 of 16.88820448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00:0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6.8899954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2/2021</text:p>
          </table:table-cell>
          <table:table-cell table:style-name="taxable_event_note_fiat" office:value="591.1498397" office:value-type="float"/>
          <table:table-cell table:style-name="acquired_lot_note_fiat" office:value="202.679945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88.4698946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16.88999542 of 486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6.88999542 of 16.88999542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2 00:00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16.42478947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3/2021</text:p>
          </table:table-cell>
          <table:table-cell table:style-name="taxable_event_note_fiat" office:value="607.71721039" office:value-type="float"/>
          <table:table-cell table:style-name="acquired_lot_note_fiat" office:value="197.0974736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10.6197367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8/11: 16.42478947 of 486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6.42478947 of 16.42478947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3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5.3757129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5/2021</text:p>
          </table:table-cell>
          <table:table-cell table:style-name="taxable_event_note_fiat" office:value="661.15565857" office:value-type="float"/>
          <table:table-cell table:style-name="acquired_lot_note_fiat" office:value="184.5085558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76.6471026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9/11: 15.37571299 of 486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5.37571299 of 15.37571299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5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1351396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27/2021</text:p>
          </table:table-cell>
          <table:table-cell table:style-name="taxable_event_note_fiat" office:value="131.67586698" office:value-type="float"/>
          <table:table-cell table:style-name="acquired_lot_note_fiat" office:value="37.621676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94.054190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1: 3.13513969 of 486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3.13513969 of 3.13513969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27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7.1829771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2/2021</text:p>
          </table:table-cell>
          <table:table-cell table:style-name="taxable_event_note_default" office:value-type="string">
            <text:p>01/30/2021</text:p>
          </table:table-cell>
          <table:table-cell table:style-name="taxable_event_note_fiat" office:value="549.8552688" office:value-type="float"/>
          <table:table-cell table:style-name="acquired_lot_note_fiat" office:value="206.195725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43.65954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1/11: 17.18297715 of 486.00000000 B2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7.18297715 of 17.18297715 B2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1-01-30 00:0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42:40.628519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